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84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draw:stroke-dash="Ultrafine_20_Dashed" svg:stroke-width="0.66cm" svg:stroke-color="#b3b3b3" draw:marker-start-width="0.125cm" draw:marker-end="Arrow" draw:marker-end-width="1.905cm" draw:textarea-horizontal-align="center" draw:textarea-vertical-align="middle" fo:padding-top="0.455cm" fo:padding-bottom="0.455cm" fo:padding-left="0.58cm" fo:padding-right="0.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0.5pt" fo:font-style="italic" style:font-size-asian="10.5pt" style:font-style-asian="italic" style:font-size-complex="10.5pt" style:font-style-complex="italic"/>
    </style:style>
    <style:style style:name="P3" style:family="paragraph">
      <style:text-properties fo:font-family="Arial" style:font-family-generic="swiss" style:font-pitch="variable" fo:font-size="10.5pt" style:font-size-asian="10.5pt" style:font-size-complex="10.5pt"/>
    </style:style>
    <style:style style:name="P4" style:family="paragraph">
      <style:paragraph-properties fo:text-align="center"/>
      <style:text-properties fo:font-family="Arial" style:font-family-generic="swiss" style:font-pitch="variable" fo:font-size="9pt" style:font-size-asian="9pt" style:font-size-complex="9pt"/>
    </style:style>
    <style:style style:name="P5" style:family="paragraph">
      <style:text-properties fo:font-family="Arial" style:font-family-generic="swiss" style:font-pitch="variable" fo:font-size="9pt" style:font-size-asian="9pt" style:font-size-complex="9pt"/>
    </style:style>
    <style:style style:name="P6" style:family="paragraph">
      <style:text-properties fo:font-family="Arial" style:font-family-generic="swiss" style:font-pitch="variable" fo:font-size="10.5pt" fo:font-style="italic" style:font-size-asian="10.5pt" style:font-style-asian="italic" style:font-size-complex="10.5pt" style:font-style-complex="italic"/>
    </style:style>
    <style:style style:name="P7" style:family="paragraph">
      <style:text-properties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text-align="center"/>
      <style:text-properties fo:font-family="Arial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.5pt" fo:font-style="italic" style:font-size-asian="10.5pt" style:font-style-asian="italic" style:font-size-complex="10.5pt" style:font-style-complex="italic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17.51cm" svg:x2="15.605cm" svg:y2="17.51cm">
          <text:p/>
        </draw:line>
        <draw:frame draw:style-name="gr2" draw:text-style-name="P2" draw:layer="layout" svg:width="2.348cm" svg:height="1.27cm" svg:x="2.027cm" svg:y="15.235cm">
          <draw:text-box>
            <text:p text:style-name="P2"><text:span text:style-name="T1">integer.c</text:span></text:p>
            <text:p text:style-name="P2"><text:span text:style-name="T1">created</text:span></text:p>
          </draw:text-box>
        </draw:frame>
        <draw:frame draw:style-name="gr3" draw:text-style-name="P3" draw:layer="layout" svg:width="0.828cm" svg:height="0.662cm" svg:x="2.47cm" svg:y="17.583cm">
          <draw:text-box>
            <text:p text:style-name="P3">r8</text:p>
          </draw:text-box>
        </draw:frame>
        <draw:frame draw:style-name="gr4" draw:text-style-name="P2" draw:layer="layout" svg:width="2.301cm" svg:height="1.496cm" svg:x="4.345cm" svg:y="14.835cm">
          <draw:text-box>
            <text:p text:style-name="P2"><text:span text:style-name="T2">Sally's</text:span></text:p>
            <text:p text:style-name="P2"><text:span text:style-name="T2">changes</text:span></text:p>
            <text:p text:style-name="P2"><text:span text:style-name="T2">to integer.c</text:span></text:p>
          </draw:text-box>
        </draw:frame>
        <draw:frame draw:style-name="gr4" draw:text-style-name="P3" draw:layer="layout" svg:width="1.941cm" svg:height="0.662cm" svg:x="4.475cm" svg:y="17.61cm">
          <draw:text-box>
            <text:p text:style-name="P3"><text:span text:style-name="T3">r113-154</text:span></text:p>
          </draw:text-box>
        </draw:frame>
        <draw:line draw:style-name="gr5" draw:text-style-name="P4" draw:layer="layout" svg:x1="7.35cm" svg:y1="17.51cm" svg:x2="7.35cm" svg:y2="14.335cm">
          <text:p/>
        </draw:line>
        <draw:line draw:style-name="gr6" draw:text-style-name="P4" draw:layer="layout" svg:x1="7.35cm" svg:y1="14.8cm" svg:x2="15.605cm" svg:y2="14.8cm">
          <text:p/>
        </draw:line>
        <draw:frame draw:style-name="gr4" draw:text-style-name="P3" draw:layer="layout" svg:width="1.234cm" svg:height="0.662cm" svg:x="7.257cm" svg:y="14.87cm">
          <draw:text-box>
            <text:p text:style-name="P3"><text:span text:style-name="T3">r341</text:span></text:p>
          </draw:text-box>
        </draw:frame>
        <draw:line draw:style-name="gr7" draw:text-style-name="P4" draw:layer="layout" svg:x1="7.35cm" svg:y1="13.53cm" svg:x2="7.35cm" svg:y2="14.8cm">
          <text:p/>
        </draw:line>
        <draw:frame draw:style-name="gr4" draw:text-style-name="P6" draw:layer="layout" svg:width="1.582cm" svg:height="0.666cm" svg:x="6.586cm" svg:y="12.891cm">
          <draw:text-box>
            <text:p text:style-name="P5"><text:span text:style-name="T2">copied</text:span></text:p>
          </draw:text-box>
        </draw:frame>
        <draw:frame draw:style-name="gr4" draw:text-style-name="P3" draw:layer="layout" svg:width="1.234cm" svg:height="0.662cm" svg:x="10.53cm" svg:y="14.87cm">
          <draw:text-box>
            <text:p text:style-name="P3"><text:span text:style-name="T3">r343</text:span></text:p>
          </draw:text-box>
        </draw:frame>
        <draw:frame draw:style-name="gr4" draw:text-style-name="P3" draw:layer="layout" svg:width="1.234cm" svg:height="0.662cm" svg:x="13.04cm" svg:y="17.58cm">
          <draw:text-box>
            <text:p text:style-name="P5"><text:span text:style-name="T3">r344</text:span></text:p>
          </draw:text-box>
        </draw:frame>
        <draw:frame draw:style-name="gr4" draw:text-style-name="P7" draw:layer="layout" svg:width="3.372cm" svg:height="0.704cm" svg:x="15.74cm" svg:y="14.4cm">
          <draw:text-box>
            <text:p text:style-name="P5"><text:span text:style-name="T4">my-calc-branch</text:span></text:p>
          </draw:text-box>
        </draw:frame>
        <draw:frame draw:style-name="gr4" draw:text-style-name="P7" draw:layer="layout" svg:width="1.476cm" svg:height="0.704cm" svg:x="15.775cm" svg:y="17.122cm">
          <draw:text-box>
            <text:p text:style-name="P5"><text:span text:style-name="T4">trunk</text:span></text:p>
          </draw:text-box>
        </draw:frame>
        <draw:line draw:style-name="gr7" draw:text-style-name="P4" draw:layer="layout" svg:x1="13.665cm" svg:y1="16.24cm" svg:x2="13.665cm" svg:y2="17.51cm">
          <text:p/>
        </draw:line>
        <draw:line draw:style-name="gr8" draw:text-style-name="P8" draw:layer="layout" svg:x1="2.3cm" svg:y1="19.458cm" svg:x2="19.445cm" svg:y2="19.458cm">
          <text:p text:style-name="P8"><text:span text:style-name="T5">Time</text:span></text:p>
        </draw:line>
        <draw:frame draw:style-name="gr4" draw:text-style-name="P2" draw:layer="layout" svg:width="2.746cm" svg:height="1.081cm" svg:x="9.79cm" svg:y="12.46cm">
          <draw:text-box>
            <text:p text:style-name="P2"><text:span text:style-name="T2">Your changes</text:span></text:p>
            <text:p text:style-name="P2"><text:span text:style-name="T2">to integer.c</text:span></text:p>
          </draw:text-box>
        </draw:frame>
        <draw:frame draw:style-name="gr4" draw:text-style-name="P2" draw:layer="layout" svg:width="3.046cm" svg:height="1.081cm" svg:x="12.23cm" svg:y="15.224cm">
          <draw:text-box>
            <text:p text:style-name="P2"><text:span text:style-name="T2">Sally's changes</text:span></text:p>
            <text:p text:style-name="P2"><text:span text:style-name="T2">to integer.c</text:span></text:p>
          </draw:text-box>
        </draw:frame>
        <draw:line draw:style-name="gr7" draw:text-style-name="P4" draw:layer="layout" svg:x1="5.445cm" svg:y1="16.24cm" svg:x2="5.445cm" svg:y2="17.51cm">
          <text:p/>
        </draw:line>
        <draw:line draw:style-name="gr7" draw:text-style-name="P4" draw:layer="layout" svg:x1="11.16cm" svg:y1="13.53cm" svg:x2="11.16cm" svg:y2="14.8cm">
          <text:p/>
        </draw:line>
        <draw:line draw:style-name="gr7" draw:text-style-name="P4" draw:layer="layout" svg:x1="2.905cm" svg:y1="16.24cm" svg:x2="2.905cm" svg:y2="17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2-15T13:10:18.35</meta:creation-date>
    <dc:date>2013-02-15T15:33:15.62</dc:date>
    <meta:editing-duration>PT02H00M44S</meta:editing-duration>
    <meta:editing-cycles>3</meta:editing-cycles>
    <meta:generator>OpenOffice.org/3.2$Win32 OpenOffice.org_project/320m18$Build-9502</meta:generator>
    <meta:document-statistic meta:object-count="21"/>
  </office:meta>
</office:document-meta>
</file>